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135.89mm"/>
    </style:style>
    <style:style style:name="co7" style:family="table-column">
      <style:table-column-properties fo:break-before="auto" style:column-width="197.1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5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6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7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name-complex="Droid Sans Fallback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fo:font-weight="bold" style:font-name-asian="Ubuntu" style:font-weight-asian="bold" style:font-weight-complex="bold"/>
    </style:style>
    <style:style style:name="ce1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7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8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19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1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4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00" style:font-name="Ubuntu" fo:font-weight="bold" style:font-name-asian="Ubuntu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3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3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4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5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6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7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8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9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0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1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3c3c3c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2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style:font-name-asian="Ubuntu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Ubuntu"/>
    </style:style>
    <style:style style:name="T1" style:family="text">
      <style:text-properties fo:font-weight="bold" style:font-weight-asian="bold" style:font-weight-complex="bold" fo:color="#cc00cc"/>
    </style:style>
  </office:automatic-styles>
  <office:body>
    <office:spreadsheet>
      <table:table table:name="工作表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30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number-columns-repeated="1012" table:default-cell-style-name="ce8"/>
        <table:table-column table:style-name="co4" table:default-cell-style-name="ce52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#of Args</text:p>
          </table:table-cell>
          <table:table-cell table:style-name="ce1" office:value-type="string" calcext:value-type="string">
            <text:p>Arg[0]</text:p>
          </table:table-cell>
          <table:table-cell table:style-name="ce13" office:value-type="string" calcext:value-type="string">
            <text:p>Arg[1]</text:p>
          </table:table-cell>
          <table:table-cell table:style-name="ce13" office:value-type="string" calcext:value-type="string">
            <text:p>Arg[2]</text:p>
          </table:table-cell>
          <table:table-cell table:style-name="ce13" office:value-type="string" calcext:value-type="string">
            <text:p>Arg[3]</text:p>
          </table:table-cell>
          <table:table-cell table:style-name="ce1" office:value-type="string" calcext:value-type="string">
            <text:p>Method <text:s/>→ Class → Folder</text:p>
          </table:table-cell>
          <table:table-cell table:style-name="ce1" office:value-type="string" calcext:value-type="string">
            <text:p>Introduction</text:p>
          </table:table-cell>
          <table:table-cell table:style-name="ce30" table:number-columns-repeated="1012"/>
          <table:table-cell table:style-name="ce51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ce2" office:value-type="string" calcext:value-type="string">
            <text:p>help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3" office:value-type="string" calcext:value-type="string">
            <text:p>open user pathway GUI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Pics(tmpPAth, false, false) <text:s/>---&gt; <text:s text:c="3"/>PathwayMatrix <text:s/>---&gt; <text:s text:c="3"/>Panes</text:p>
          </table:table-cell>
          <table:table-cell table:style-name="ce2" office:value-type="string" calcext:value-type="string">
            <text:p>pathway picture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s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PathwayMatrix <text:s/>---&gt; <text:s text:c="3"/>Panes</text:p>
          </table:table-cell>
          <table:table-cell table:style-name="ce43" office:value-type="string" calcext:value-type="string">
            <text:p>pathway-score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m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Mat(outPutPath_, true) <text:s/>---&gt; <text:s text:c="3"/>PathwayActivitymatrixPane <text:s/>---&gt; <text:s text:c="3"/>Panes</text:p>
          </table:table-cell>
          <table:table-cell table:style-name="ce44" office:value-type="string" calcext:value-type="string">
            <text:p>pathway-activity-matrix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e</text:p>
          </table:table-cell>
          <table:table-cell table:style-name="ce3" office:value-type="string" calcext:value-type="string">
            <text:p>(empty)</text:p>
          </table:table-cell>
          <table:table-cell table:style-name="ce34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3" office:value-type="string" calcext:value-type="string">
            <text:p>EC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7" office:value-type="string" calcext:value-type="string">
            <text:p>g*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3" office:value-type="string" calcext:value-type="string">
            <text:p>GO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8" office:value-type="string" calcext:value-type="string">
            <text:p>f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saveProject(path) <text:s/>---&gt; <text:s text:c="3"/>Controller <text:s/>---&gt; <text:s text:c="3"/>Prog</text:p>
          </table:table-cell>
          <table:table-cell table:style-name="ce44" office:value-type="string" calcext:value-type="string">
            <text:p>export the project as a .frp file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9" office:value-type="string" calcext:value-type="string">
            <text:p>a</text:p>
          </table:table-cell>
          <table:table-cell table:style-name="ce3" office:value-type="string" calcext:value-type="string">
            <text:p>(empty)</text:p>
          </table:table-cell>
          <table:table-cell table:style-name="ce35" office:value-type="string" calcext:value-type="string">
            <text:p>(p,s,m,e,f,<text:span text:style-name="T1">g</text:span>)</text:p>
          </table:table-cell>
          <table:table-cell table:style-name="ce43" office:value-type="string" calcext:value-type="string">
            <text:p>all options(p,s,m,e,f)g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9" office:value-type="string" calcext:value-type="string">
            <text:p>am</text:p>
          </table:table-cell>
          <table:table-cell table:style-name="ce2" office:value-type="string" calcext:value-type="string">
            <text:p>(empty)</text:p>
          </table:table-cell>
          <table:table-cell table:style-name="ce36" office:value-type="string" calcext:value-type="string">
            <text:p>(s,m,e,<text:span text:style-name="T1">g</text:span>)</text:p>
          </table:table-cell>
          <table:table-cell table:style-name="ce44" office:value-type="string" calcext:value-type="string">
            <text:p><text:s/>pathway-score-matrix, pathway-activity-matrix, EC-activity-matrix, and to export as a .frp file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op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Pics(tmpPAth, true, false) <text:s/>---&gt; <text:s text:c="3"/>PathwayMatrix <text:s/>---&gt; <text:s text:c="3"/>Panes</text:p>
          </table:table-cell>
          <table:table-cell table:style-name="ce43" office:value-type="string" calcext:value-type="string">
            <text:p>only multisample pictures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up</text:p>
          </table:table-cell>
          <table:table-cell table:style-name="ce2" office:value-type="string" calcext:value-type="string">
            <text:p>(empty)</text:p>
          </table:table-cell>
          <table:table-cell table:style-name="ce37" office:value-type="string" calcext:value-type="string">
            <text:p>exportPics(tmpPAth, true, true) <text:s/>---&gt; <text:s text:c="3"/>PathwayMatrix <text:s/>---&gt; <text:s text:c="3"/>Panes</text:p>
          </table:table-cell>
          <table:table-cell table:style-name="ce44" office:value-type="string" calcext:value-type="string">
            <text:p>only userpathway multisample picture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20" office:value-type="string" calcext:value-type="string">
            <text:p>ec</text:p>
          </table:table-cell>
          <table:table-cell table:style-name="ce10" office:value-type="string" calcext:value-type="string">
            <text:p>ec path or Ec#…</text:p>
          </table:table-cell>
          <table:table-cell table:style-name="ce38" office:value-type="string" calcext:value-type="string">
            <text:p>cmdExportRepseqs(String) <text:s/>---&gt; <text:s text:c="3"/>ActMatrixPane <text:s/>---&gt; <text:s text:c="3"/>Panes</text:p>
          </table:table-cell>
          <table:table-cell table:style-name="ce45" office:value-type="string" calcext:value-type="string">
            <text:p>export a list of sequence IDs from a file of ec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17" office:value-type="string" calcext:value-type="string">
            <text:p>go</text:p>
          </table:table-cell>
          <table:table-cell table:style-name="ce10" office:value-type="string" calcext:value-type="string">
            <text:p>go path or Go#…</text:p>
          </table:table-cell>
          <table:table-cell table:style-name="ce38" office:value-type="string" calcext:value-type="string">
            <text:p>cmdExportRepseqsGo(String) <text:s/>---&gt; <text:s text:c="3"/>ActMatrixPane <text:s/>---&gt; <text:s text:c="3"/>Panes</text:p>
          </table:table-cell>
          <table:table-cell table:style-name="ce45" office:value-type="string" calcext:value-type="string">
            <text:p>export a list of sequence IDs from a file of GO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1" office:value-type="string" calcext:value-type="string">
            <text:p>seq</text:p>
          </table:table-cell>
          <table:table-cell table:style-name="ce31" office:value-type="string" calcext:value-type="string">
            <text:p>ec path or Ec#…</text:p>
          </table:table-cell>
          <table:table-cell table:style-name="ce39" office:value-type="string" calcext:value-type="string">
            <text:p>cmdExportSequences(String,String,false,false) <text:s/>---&gt; <text:s text:c="3"/>ActMatrixPane <text:s/>---&gt; <text:s text:c="3"/>Panes</text:p>
          </table:table-cell>
          <table:table-cell table:style-name="ce46" office:value-type="string" calcext:value-type="string">
            <text:p>export a file of sequences from a .frp file which has the sequence files related to the samples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2" office:value-type="string" calcext:value-type="string">
            <text:p>seqgo*</text:p>
          </table:table-cell>
          <table:table-cell table:style-name="ce31" office:value-type="string" calcext:value-type="string">
            <text:p>go path or Go#…</text:p>
          </table:table-cell>
          <table:table-cell table:style-name="ce39"/>
          <table:table-cell table:style-name="ce46"/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3" office:value-type="string" calcext:value-type="string">
            <text:p>seqall</text:p>
          </table:table-cell>
          <table:table-cell table:style-name="ce32" office:value-type="string" calcext:value-type="string">
            <text:p>ec path or Ec#…</text:p>
          </table:table-cell>
          <table:table-cell table:style-name="ce40" office:value-type="string" calcext:value-type="string">
            <text:p>cmdExportSequences(String,String,true,false) <text:s/>---&gt; <text:s text:c="3"/>ActMatrixPane <text:s/>---&gt; <text:s text:c="3"/>Panes</text:p>
          </table:table-cell>
          <table:table-cell table:style-name="ce47" office:value-type="string" calcext:value-type="string">
            <text:p>export a file of sequences from a .frp file which has the sequence files related to the samples into one file per EC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4" office:value-type="string" calcext:value-type="string">
            <text:p>seqallgo*</text:p>
          </table:table-cell>
          <table:table-cell table:style-name="ce32" office:value-type="string" calcext:value-type="string">
            <text:p>go path or Go#…</text:p>
          </table:table-cell>
          <table:table-cell table:style-name="ce40"/>
          <table:table-cell table:style-name="ce47"/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(empty=export all)</text:p>
          </table:table-cell>
          <table:table-cell table:style-name="ce41" office:value-type="string" calcext:value-type="string">
            <text:p>exportEcNums(OPP,0) <text:s/>---&gt; <text:s text:c="2"/>ActMatrixPane <text:s/>---&gt; <text:s text:c="3"/>Panes</text:p>
          </table:table-cell>
          <table:table-cell table:style-name="ce48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</text:p>
          </table:table-cell>
          <table:table-cell table:style-name="ce41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41" office:value-type="string" calcext:value-type="string">
            <text:p>exportEcNums(OPP,0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s(sort by sum)</text:p>
          </table:table-cell>
          <table:table-cell table:style-name="ce41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*</text:p>
          </table:table-cell>
          <table:table-cell table:style-name="ce5" office:value-type="string" calcext:value-type="string">
            <text:p>(empty=export all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*</text:p>
          </table:table-cell>
          <table:table-cell table:style-name="ce5" office:value-type="string" calcext:value-type="string">
            <text:p>#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*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*</text:p>
          </table:table-cell>
          <table:table-cell table:style-name="ce5" office:value-type="string" calcext:value-type="string">
            <text:p>#s(sort by sum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(empty=export all)</text:p>
          </table:table-cell>
          <table:table-cell table:style-name="ce6" office:value-type="string" calcext:value-type="string">
            <text:p>showHypergeometricDistribution(Line,0) <text:s/>---&gt; <text:s text:c="3"/>ActMatrixPane <text:s/>---&gt; <text:s text:c="3"/>Panes</text:p>
          </table:table-cell>
          <table:table-cell table:style-name="ce49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showHypergeometricDistribution(Line,int) <text:s/>---&gt; <text:s text:c="3"/>ActMatrixPane <text:s/>---&gt; <text:s text:c="3"/>Panes</text:p>
          </table:table-cell>
          <table:table-cell table:style-name="ce6" table:number-columns-repeated="1013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*</text:p>
          </table:table-cell>
          <table:table-cell table:style-name="ce6" office:value-type="string" calcext:value-type="string">
            <text:p>(empty=export all)</text:p>
          </table:table-cell>
          <table:table-cell table:style-name="ce6" table:number-columns-repeated="1014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*</text:p>
          </table:table-cell>
          <table:table-cell table:style-name="ce6" office:value-type="string" calcext:value-type="string">
            <text:p>#</text:p>
          </table:table-cell>
          <table:table-cell table:style-name="ce6" table:number-columns-repeated="1014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</text:p>
          </table:table-cell>
          <table:table-cell table:style-name="ce33" office:value-type="string" calcext:value-type="string">
            <text:p>ec path or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0" office:value-type="string" calcext:value-type="string">
            <text:p>find the lowest common ancestor for a given sequence file (or list of sequence file paths)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go*</text:p>
          </table:table-cell>
          <table:table-cell table:style-name="ce33" office:value-type="string" calcext:value-type="string">
            <text:p>go path or Go#…</text:p>
          </table:table-cell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mat</text:p>
          </table:table-cell>
          <table:table-cell table:style-name="ce33" office:value-type="string" calcext:value-type="string">
            <text:p>ec path or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0" office:value-type="string" calcext:value-type="string">
            <text:p>Lca EC-taxa matrix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matgo*</text:p>
          </table:table-cell>
          <table:table-cell table:style-name="ce33" office:value-type="string" calcext:value-type="string">
            <text:p>go path or Go#…</text:p>
          </table:table-cell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8" office:value-type="string" calcext:value-type="string">
            <text:p>lca-all(test)*</text:p>
          </table:table-cell>
          <table:table-cell table:style-name="ce33" office:value-type="string" calcext:value-type="string">
            <text:p>ec path/go path/Go#/Ec#…</text:p>
          </table:table-cell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number-columns-repeated="3"/>
          <table:table-cell table:style-name="ce29" office:value-type="string" calcext:value-type="string">
            <text:p>*seq file need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 office:value-type="string" calcext:value-type="string">
            <text:p>*def = default output path. /FROMP/def/”option's name”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 Fil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frp</text:p>
          </table:table-cell>
          <table:table-cell office:value-type="string" calcext:value-type="string">
            <text:p>controller.loadProjFile(pat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pwm</text:p>
          </table:table-cell>
          <table:table-cell office:value-type="string" calcext:value-type="string">
            <text:p>Project.addUserP(userP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 path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PathwayMatrix.removeSpecialsignal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42"/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00-00-00</text:date>, <text:time style:data-style-name="N2" text:time-value="09:19:31.94280961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4-19T17:27:29.991538117</dc:date>
    <meta:editing-duration>PT19H3M31S</meta:editing-duration>
    <meta:editing-cycles>38</meta:editing-cycles>
    <meta:generator>LibreOffice/5.0.5.2$Linux_X86_64 LibreOffice_project/00m0$Build-2</meta:generator>
    <meta:document-statistic meta:table-count="1" meta:cell-count="229" meta:object-count="0"/>
  </office:meta>
</office:document-meta>
</file>